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4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5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6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7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8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9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0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11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2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3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14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5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16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P17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18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19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20" style:parent-style-name="Policepardéfaut" style:family="text">
      <style:text-properties style:font-name="JetBrains Mono" style:font-name-asian="JetBrains Mono" style:font-name-complex="JetBrains Mono" fo:color="#174AD4" fo:font-size="10pt" style:font-size-asian="10pt" fo:language="en" fo:country="US"/>
    </style:style>
    <style:style style:name="T21" style:parent-style-name="Policepardéfaut" style:family="text">
      <style:text-properties style:font-name="JetBrains Mono" style:font-name-asian="JetBrains Mono" style:font-name-complex="JetBrains Mono" fo:color="#067D17" fo:font-size="10pt" style:font-size-asian="10pt" fo:language="en" fo:country="US"/>
    </style:style>
    <style:style style:name="P2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23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24" style:parent-style-name="Policepardéfaut" style:family="text">
      <style:text-properties style:font-name="JetBrains Mono" style:font-name-asian="JetBrains Mono" style:font-name-complex="JetBrains Mono" fo:color="#174AD4" fo:font-size="10pt" style:font-size-asian="10pt" fo:language="en" fo:country="US"/>
    </style:style>
    <style:style style:name="T25" style:parent-style-name="Policepardéfaut" style:family="text">
      <style:text-properties style:font-name="JetBrains Mono" style:font-name-asian="JetBrains Mono" style:font-name-complex="JetBrains Mono" fo:color="#067D17" fo:font-size="10pt" style:font-size-asian="10pt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28" style:parent-style-name="Policepardéfaut" style:family="text">
      <style:text-properties style:font-name="JetBrains Mono" style:font-name-asian="Times New Roman" style:font-name-complex="Courier New" fo:color="#871094" style:letter-kerning="false" fo:font-size="10pt" style:font-size-asian="10pt" style:font-size-complex="10pt" style:language-asian="fr" style:country-asian="FR" style:language-complex="ar" style:country-complex="SA"/>
    </style:style>
    <style:style style:name="T29" style:parent-style-name="Policepardéfaut" style:family="text">
      <style:text-properties style:font-name="JetBrains Mono" style:font-name-asian="Times New Roman" style:font-name-complex="Courier New" fo:color="#174AD4" style:letter-kerning="false" fo:font-size="10pt" style:font-size-asian="10pt" style:font-size-complex="10pt" style:language-asian="fr" style:country-asian="FR" style:language-complex="ar" style:country-complex="SA"/>
    </style:style>
    <style:style style:name="T30" style:parent-style-name="Policepardéfaut" style:family="text">
      <style:text-properties style:font-name="JetBrains Mono" style:font-name-asian="Times New Roman" style:font-name-complex="Courier New" fo:color="#067D17" style:letter-kerning="false" fo:font-size="10pt" style:font-size-asian="10pt" style:font-size-complex="10pt" style:language-asian="fr" style:country-asian="FR" style:language-complex="ar" style:country-complex="SA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33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34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35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36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37" style:parent-style-name="Policepardéfaut" style:family="text">
      <style:text-properties style:font-name="JetBrains Mono" style:font-name-asian="JetBrains Mono" style:font-name-complex="JetBrains Mono" fo:color="#871094" fo:font-size="10pt" style:font-size-asian="10pt" fo:language="en" fo:country="US"/>
    </style:style>
    <style:style style:name="T38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39" style:parent-style-name="Policepardéfaut" style:family="text">
      <style:text-properties style:font-name="JetBrains Mono" style:font-name-asian="JetBrains Mono" style:font-name-complex="JetBrains Mono" fo:color="#000000" fo:font-size="10pt" style:font-size-asian="10pt" fo:language="en" fo:country="US"/>
    </style:style>
    <style:style style:name="T40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41" style:parent-style-name="Policepardéfaut" style:family="text">
      <style:text-properties style:font-name="JetBrains Mono" style:font-name-asian="JetBrains Mono" style:font-name-complex="JetBrains Mono" fo:color="#000000" fo:font-size="10pt" style:font-size-asian="10pt" fo:language="en" fo:country="US"/>
    </style:style>
    <style:style style:name="T42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T43" style:parent-style-name="Policepardéfaut" style:family="text">
      <style:text-properties style:font-name="JetBrains Mono" style:font-name-asian="JetBrains Mono" style:font-name-complex="JetBrains Mono" fo:font-style="italic" style:font-style-asian="italic" fo:color="#871094" fo:font-size="10pt" style:font-size-asian="10pt" fo:language="en" fo:country="US"/>
    </style:style>
    <style:style style:name="T44" style:parent-style-name="Policepardéfaut" style:family="text">
      <style:text-properties style:font-name="JetBrains Mono" style:font-name-asian="JetBrains Mono" style:font-name-complex="JetBrains Mono" fo:color="#080808" fo:font-size="10pt" style:font-size-asian="10pt" fo:language="en" fo:country="US"/>
    </style:style>
    <style:style style:name="P45" style:parent-style-name="Standard" style:family="paragraph">
      <style:text-properties fo:language="en" fo:country="US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 fo:color="#FF0000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background-color="#FFFFFF">
        <style:background-fill draw:fill="solid" draw:fill-color="#FFFFFF"/>
      </style:paragraph-properties>
    </style:style>
    <style:style style:name="T50" style:parent-style-name="Policepardéfaut" style:family="text">
      <style:text-properties style:font-name="JetBrains Mono" style:font-name-asian="JetBrains Mono" style:font-name-complex="JetBrains Mono" fo:color="#871094" fo:font-size="10pt" style:font-size-asian="10pt"/>
    </style:style>
    <style:style style:name="T51" style:parent-style-name="Policepardéfaut" style:family="text">
      <style:text-properties style:font-name="JetBrains Mono" style:font-name-asian="JetBrains Mono" style:font-name-complex="JetBrains Mono" fo:color="#174AD4" fo:font-size="10pt" style:font-size-asian="10pt"/>
    </style:style>
    <style:style style:name="T52" style:parent-style-name="Policepardéfaut" style:family="text">
      <style:text-properties style:font-name="JetBrains Mono" style:font-name-asian="JetBrains Mono" style:font-name-complex="JetBrains Mono" fo:color="#067D17" fo:font-size="10pt" style:font-size-asian="10pt"/>
    </style:style>
    <style:style style:name="T53" style:parent-style-name="Policepardéfaut" style:family="text">
      <style:text-properties style:font-name="JetBrains Mono" style:font-name-asian="JetBrains Mono" style:font-name-complex="JetBrains Mono" fo:color="#080808" fo:font-size="10pt" style:font-size-asian="10pt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56" style:parent-style-name="Policepardéfaut" style:family="text">
      <style:text-properties style:font-name="JetBrains Mono" style:font-name-asian="Times New Roman" style:font-name-complex="Courier New" fo:color="#87109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7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8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59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0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1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2" style:parent-style-name="Policepardéfaut" style:family="text">
      <style:text-properties style:font-name="JetBrains Mono" style:font-name-asian="Times New Roman" style:font-name-complex="Courier New" fo:font-style="italic" style:font-style-asian="italic" style:font-style-complex="italic" fo:color="#87109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63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68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fr" style:country-asian="FR" style:language-complex="ar" style:country-complex="SA"/>
    </style:style>
    <style:style style:name="T69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70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fr" style:country-asian="FR" style:language-complex="ar" style:country-complex="SA"/>
    </style:style>
    <style:style style:name="T71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72" style:parent-style-name="Policepardéfaut" style:family="text">
      <style:text-properties style:font-name="JetBrains Mono" style:font-name-asian="Times New Roman" style:font-name-complex="Courier New" fo:font-style="italic" style:font-style-asian="italic" style:font-style-complex="italic" fo:color="#871094" style:letter-kerning="false" fo:font-size="10pt" style:font-size-asian="10pt" style:font-size-complex="10pt" style:language-asian="fr" style:country-asian="FR" style:language-complex="ar" style:country-complex="SA"/>
    </style:style>
    <style:style style:name="T73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P74" style:parent-style-name="Standard" style:list-style-name="LFO1" style:family="paragraph"/>
    <style:style style:name="P75" style:parent-style-name="Standard" style:family="paragraph">
      <style:text-properties fo:font-weight="bold" style:font-weight-asian="bold"/>
    </style:style>
    <style:style style:name="P76" style:parent-style-name="Normal" style:family="paragraph">
      <style:paragraph-properties style:vertical-align="auto" fo:margin-left="0.4923in" fo:background-color="#FFFFFF">
        <style:tab-stops>
          <style:tab-stop style:type="left" style:position="0.1437in"/>
          <style:tab-stop style:type="left" style:position="0.7798in"/>
          <style:tab-stop style:type="left" style:position="1.4159in"/>
          <style:tab-stop style:type="left" style:position="2.052in"/>
          <style:tab-stop style:type="left" style:position="2.6881in"/>
          <style:tab-stop style:type="left" style:position="3.3243in"/>
          <style:tab-stop style:type="left" style:position="3.9604in"/>
          <style:tab-stop style:type="left" style:position="4.5965in"/>
          <style:tab-stop style:type="left" style:position="5.2326in"/>
          <style:tab-stop style:type="left" style:position="5.8687in"/>
          <style:tab-stop style:type="left" style:position="6.5048in"/>
          <style:tab-stop style:type="left" style:position="7.1409in"/>
          <style:tab-stop style:type="left" style:position="7.777in"/>
          <style:tab-stop style:type="left" style:position="8.4131in"/>
          <style:tab-stop style:type="left" style:position="9.0493in"/>
          <style:tab-stop style:type="left" style:position="9.6854in"/>
        </style:tab-stops>
        <style:background-fill draw:fill="solid" draw:fill-color="#FFFFFF"/>
      </style:paragraph-properties>
      <style:text-properties fo:hyphenate="true"/>
    </style:style>
    <style:style style:name="T77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78" style:parent-style-name="Policepardéfaut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fr" style:country-asian="FR" style:language-complex="ar" style:country-complex="SA"/>
    </style:style>
    <style:style style:name="T79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80" style:parent-style-name="Policepardéfaut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fr" style:country-asian="FR" style:language-complex="ar" style:country-complex="SA"/>
    </style:style>
    <style:style style:name="T81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fr" style:country-asian="FR" style:language-complex="ar" style:country-complex="SA"/>
    </style:style>
    <style:style style:name="T82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83" style:parent-style-name="Policepardéfaut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fr" style:country-asian="FR" style:language-complex="ar" style:country-complex="SA"/>
    </style:style>
    <style:style style:name="T84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85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86" style:parent-style-name="Policepardéfaut" style:family="text">
      <style:text-properties style:font-name="JetBrains Mono" style:font-name-asian="Times New Roman" style:font-name-complex="Courier New" fo:color="#9E880D" style:letter-kerning="false" fo:font-size="10pt" style:font-size-asian="10pt" style:font-size-complex="10pt" style:language-asian="fr" style:country-asian="FR" style:language-complex="ar" style:country-complex="SA"/>
    </style:style>
    <style:style style:name="T87" style:parent-style-name="Policepardéfaut" style:family="text">
      <style:text-properties style:font-name="JetBrains Mono" style:font-name-asian="Times New Roman" style:font-name-complex="Courier New" fo:color="#9E880D" style:letter-kerning="false" fo:font-size="10pt" style:font-size-asian="10pt" style:font-size-complex="10pt" style:language-asian="fr" style:country-asian="FR" style:language-complex="ar" style:country-complex="SA"/>
    </style:style>
    <style:style style:name="T88" style:parent-style-name="Policepardéfaut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style:language-asian="fr" style:country-asian="FR" style:language-complex="ar" style:country-complex="SA"/>
    </style:style>
    <style:style style:name="T89" style:parent-style-name="Policepardéfaut" style:family="text">
      <style:text-properties style:font-name="JetBrains Mono" style:font-name-asian="Times New Roman" style:font-name-complex="Courier New" fo:color="#00627A" style:letter-kerning="false" fo:font-size="10pt" style:font-size-asian="10pt" style:font-size-complex="10pt" style:language-asian="fr" style:country-asian="FR" style:language-complex="ar" style:country-complex="SA"/>
    </style:style>
    <style:style style:name="T90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91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92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fr" style:country-asian="FR" style:language-complex="ar" style:country-complex="SA"/>
    </style:style>
    <style:style style:name="T93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T94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style:language-asian="fr" style:country-asian="FR" style:language-complex="ar" style:country-complex="SA"/>
    </style:style>
    <style:style style:name="P95" style:parent-style-name="Standard" style:family="paragraph">
      <style:text-properties fo:font-weight="bold" style:font-weight-asian="bold"/>
    </style:style>
    <style:style style:name="P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FFFFFF"/>
      </style:paragraph-properties>
      <style:text-properties fo:hyphenate="true"/>
    </style:style>
    <style:style style:name="T97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98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99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0" style:parent-style-name="Policepardéfaut" style:family="text">
      <style:text-properties style:font-name="JetBrains Mono" style:font-name-asian="Times New Roman" style:font-name-complex="Courier New" fo:font-style="italic" style:font-style-asian="italic" style:font-style-complex="italic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1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" style:parent-style-name="Policepardéfaut" style:family="text">
      <style:text-properties style:font-name="JetBrains Mono" style:font-name-asian="Times New Roman" style:font-name-complex="Courier New" fo:color="#0033B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" style:parent-style-name="Policepardéfaut" style:family="text">
      <style:text-properties style:font-name="JetBrains Mono" style:font-name-asian="Times New Roman" style:font-name-complex="Courier New" fo:color="#067D17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7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8" style:parent-style-name="Policepardéfau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9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10" style:parent-style-name="Policepardéfaut" style:family="text">
      <style:text-properties style:font-name="JetBrains Mono" style:font-name-asian="Times New Roman" style:font-name-complex="Courier New" fo:font-style="italic" style:font-style-asian="italic" style:font-style-complex="italic" fo:color="#87109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11" style:parent-style-name="Policepardéfaut" style:family="text">
      <style:text-properties style:font-name="JetBrains Mono" style:font-name-asian="Times New Roman" style:font-name-complex="Courier New" fo:color="#08080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</office:automatic-styles>
  <office:body>
    <office:text text:use-soft-page-breaks="true">
      <text:p text:style-name="P1">Android</text:p>
      <text:p text:style-name="Standard"/>
      <text:p text:style-name="Standard">Sources :</text:p>
      <text:p text:style-name="Standard"><text:a xlink:href="https://developer.android.com/reference/android/view/View" office:target-frame-name="_top" xlink:show="replace">https://developer.android.com/reference/android/view/View</text:a><text:s/></text:p>
      <text:p text:style-name="Standard"><text:a xlink:href="https://developer.android.com/reference/android/view/ViewGroup" office:target-frame-name="_top" xlink:show="replace">https://developer.android.com/reference/android/view/ViewGroup</text:a><text:s/></text:p>
      <text:p text:style-name="Standard"><text:a xlink:href="https://developer.android.com/guide/" office:target-frame-name="_top" xlink:show="replace">https://developer.android.com/guide/</text:a><text:s/></text:p>
      <text:p text:style-name="Standard"><text:a xlink:href="https://developer.android.com/develop/ui" office:target-frame-name="_top" xlink:show="replace">https://developer.android.com/develop/ui</text:a><text:s/></text:p>
      <text:p text:style-name="Standard"/>
      <text:p text:style-name="Standard">Pour modifier la version minimale d’Android utilisable : dans le fichier build.gradle (Module :app), modifier la ligne 11 → minSdk 29 (pour la version 10)</text:p>
      <text:p text:style-name="Standard"/>
      <text:p text:style-name="Standard">Pour passer de l’ordinateur personnel à une station IUT :</text:p>
      <text:p text:style-name="Standard"><text:tab/>- Accéder au dossier ‘Gradle Scripts’</text:p>
      <text:p text:style-name="Standard"><text:tab/>- Ouvrir le fichier ‘gradle-wrapper.properties’</text:p>
      <text:p text:style-name="Standard"><text:tab/>- Commenter/décommenter les lignes</text:p>
      <text:p text:style-name="Standard"/>
      <text:p text:style-name="Standard">Sur l’émulateur :</text:p>
      <text:p text:style-name="Standard"><text:tab/>- Dans la barre de droite, sélectionner Device Manager</text:p>
      <text:p text:style-name="Standard"><text:tab/>- Cliquer sur le +, ‘Add a new device’ &gt; ‘Create Virtual Device’</text:p>
      <text:p text:style-name="Standard"><text:tab/>- Choisir le Pixel 3a &gt; ‘Next’</text:p>
      <text:p text:style-name="Standard"><text:tab/>- Choisir la version de<text:s/>l’API ‘VanillaIceCream’ &gt; ‘Next’</text:p>
      <text:p text:style-name="Standard"><text:tab/>- ‘Finish’</text:p>
      <text:p text:style-name="Standard"><text:tab/></text:p>
      <text:p text:style-name="Standard"><text:span text:style-name="T2">Exemples de réglages de l’affichage :</text:span></text:p>
      <text:p text:style-name="Standard"/>
      <text:p text:style-name="Standard">Pour placer les éléments :</text:p>
      <text:p text:style-name="P3"><text:span text:style-name="T4"><text:tab/>android</text:span><text:span text:style-name="T5">:layout_width</text:span><text:span text:style-name="T6">="wrap_content"</text:span><text:span text:style-name="T7"><text:line-break/></text:span><text:span text:style-name="T8"><text:tab/></text:span><text:span text:style-name="T9">android</text:span><text:span text:style-name="T10">:layout_height</text:span><text:span text:style-name="T11">="wrap_content"</text:span><text:span text:style-name="T12"><text:line-break/></text:span><text:span text:style-name="T13"><text:tab/></text:span><text:span text:style-name="T14">android</text:span><text:span text:style-name="T15">:text</text:span><text:span text:style-name="T16">="@string/exercice2_valider"</text:span></text:p>
      <text:p text:style-name="Standard"/>
      <text:p text:style-name="Standard">Il y a des différences entre les deux mais je sais pas encore quoi :</text:p>
      <text:p text:style-name="P17"><text:span text:style-name="T18"><text:tab/></text:span><text:span text:style-name="T19">android</text:span><text:span text:style-name="T20">:layout_gravity</text:span><text:span text:style-name="T21">="center"</text:span></text:p>
      <text:p text:style-name="P22"><text:span text:style-name="T23"><text:tab/>android</text:span><text:span text:style-name="T24">:gravity</text:span><text:span text:style-name="T25">="center"</text:span></text:p>
      <text:p text:style-name="P26"/>
      <text:p text:style-name="Standard">Affichage :</text:p>
      <text:p text:style-name="P27"><text:span text:style-name="T28"><text:tab/>android</text:span><text:span text:style-name="T29">:visibility</text:span><text:span text:style-name="T30">="invisible"</text:span></text:p>
      <text:p text:style-name="Standard"/>
      <text:p text:style-name="Standard"/>
      <text:p text:style-name="Standard"><text:span text:style-name="T31">Donner des id aux éléments :</text:span></text:p>
      <text:p text:style-name="Standard"/>
      <text:p text:style-name="Standard">Dans le XML :</text:p>
      <text:p text:style-name="Standard"/>
      <text:p text:style-name="P32"><text:span text:style-name="T33"><text:tab/></text:span><text:span text:style-name="T34">android</text:span><text:span text:style-name="T35">:id</text:span><text:span text:style-name="T36">="@+id/cequetuveux"</text:span></text:p>
      <text:p text:style-name="Standard"/>
      <text:p text:style-name="Standard">Puis pour l’utiliser, dans le .java :</text:p>
      <text:p text:style-name="Standard"/>
      <text:p text:style-name="Standard"><text:tab/><text:span text:style-name="T37">helloView<text:s/></text:span><text:span text:style-name="T38">= findViewById(</text:span><text:span text:style-name="T39">R</text:span><text:span text:style-name="T40">.</text:span><text:span text:style-name="T41">id</text:span><text:span text:style-name="T42">.</text:span><text:span text:style-name="T43">cequetuveux</text:span><text:span text:style-name="T44">);</text:span></text:p>
      <text:p text:style-name="P45"/>
      <text:p text:style-name="Standard"><text:span text:style-name="T46">Créer des événements :</text:span></text:p>
      <text:p text:style-name="Standard"/>
      <text:p text:style-name="Standard">Rien à faire dans le XML : l’utilisation de onClick() est dépréciée.</text:p>
      <text:p text:style-name="Standard"/>
      <text:p text:style-name="Standard">Dans le .java :</text:p>
      <text:p text:style-name="Standard"/>
      <text:p text:style-name="P47">INSERER ICI LA METHODE D’ECOUTE</text:p>
      <text:p text:style-name="Standard"/>
      <text:p text:style-name="Standard"><text:span text:style-name="T48">Utilisation de RelativeLayout :</text:span></text:p>
      <text:p text:style-name="Standard"/>
      <text:p text:style-name="Standard">Placer un élément sous un autre élément, dans le RelativeLayout :</text:p>
      <text:p text:style-name="P49"><text:span text:style-name="T50"><text:tab/>android</text:span><text:span text:style-name="T51">:layout_below</text:span><text:span text:style-name="T52">="@+id/exercice3_enonce"</text:span><text:span text:style-name="T53">&gt;</text:span></text:p>
      <text:p text:style-name="Standard"/>
      <text:p text:style-name="Standard"/>
      <text:p text:style-name="Standard">L’activité est abonnée aux trois imagesView</text:p>
      <text:p text:style-name="Standard">Puis dans le onClick on crée le jeu, on lui donne la<text:s/>main du joueur (on sait sur quelle image il a cliqué), on màj graphiquement, on affiche → à chaque clic sur une image, on créé un jeu</text:p>
      <text:p text:style-name="Standard"/>
      <text:p text:style-name="Standard"/>
      <text:p text:style-name="Standard"><text:span text:style-name="T54">Récupérer une ressource dans le .java :</text:span></text:p>
      <text:p text:style-name="Standard">Exemple pour récupérer une couleur définie dans le fichier colors.xml, à mettre sur un arrière-plan :</text:p>
      <text:p text:style-name="P55"><text:span text:style-name="T56">vueVisée</text:span><text:span text:style-name="T57">.setBackgroundColor(getResources().getColor(</text:span><text:span text:style-name="T58">R</text:span><text:span text:style-name="T59">.</text:span><text:span text:style-name="T60">color</text:span><text:span text:style-name="T61">.</text:span><text:span text:style-name="T62">green</text:span><text:span text:style-name="T63">, getTheme()));</text:span></text:p>
      <text:p text:style-name="P64"/>
      <text:p text:style-name="P65"/>
      <text:p text:style-name="Standard"><text:span text:style-name="T66">Flags des intent :</text:span></text:p>
      <text:p text:style-name="P67"><text:span text:style-name="T68">intent</text:span><text:span text:style-name="T69">.setFlags(</text:span><text:span text:style-name="T70">Intent</text:span><text:span text:style-name="T71">.</text:span><text:span text:style-name="T72">FLAG_ACTIVITY_CLEAR_TOP</text:span><text:span text:style-name="T73">);</text:span></text:p>
      <text:p text:style-name="Standard"/>
      <text:list text:style-name="LFO1" text:continue-numbering="true">
        <text:list-item>
          <text:p text:style-name="P74">FLAG_ACTIVITY_CLEAR_TOP : évite l’empilement des activités dans la pile</text:p>
        </text:list-item>
      </text:list>
      <text:p text:style-name="Standard"/>
      <text:p text:style-name="Standard"/>
      <text:p text:style-name="P75">Définir la réaction lors du clic sur le bouton Back :<text:s/></text:p>
      <text:p text:style-name="Standard">A faire dans la vue où le bouton sera cliqué</text:p>
      <text:p text:style-name="Standard"/>
      <text:p text:style-name="P76"><text:span text:style-name="T77">getOnBackPressedDispatcher().addCallback(</text:span><text:span text:style-name="T78">this</text:span><text:span text:style-name="T79">,<text:s/></text:span><text:span text:style-name="T80">new<text:s/></text:span><text:span text:style-name="T81">OnBackPressedCallback</text:span><text:span text:style-name="T82">(</text:span><text:span text:style-name="T83">true</text:span><text:span text:style-name="T84">) {</text:span><text:span text:style-name="T85"><text:line-break/><text:s text:c="4"/></text:span><text:span text:style-name="T86">@Override</text:span><text:span text:style-name="T87"><text:line-break/><text:s text:c="4"/></text:span><text:span text:style-name="T88">public void<text:s/></text:span><text:span text:style-name="T89">handleOnBackPressed</text:span><text:span text:style-name="T90">() {</text:span><text:span text:style-name="T91"><text:line-break/><text:s text:c="8"/></text:span><text:span text:style-name="T92">// Action à réaliser</text:span><text:span text:style-name="T93"><text:line-break/><text:s text:c="4"/>}</text:span><text:span text:style-name="T94"><text:line-break/>});</text:span></text:p>
      <text:p text:style-name="Standard"/>
      <text:p text:style-name="P95">Afficher un petit message d’information (Toast) :<text:s/></text:p>
      <text:p text:style-name="P96"><text:span text:style-name="T97"><text:tab/></text:span><text:span text:style-name="T98">Toast</text:span><text:span text:style-name="T99">.</text:span><text:span text:style-name="T100">makeText</text:span><text:span text:style-name="T101">(</text:span><text:span text:style-name="T102">HelloActivity</text:span><text:span text:style-name="T103">.</text:span><text:span text:style-name="T104">this</text:span><text:span text:style-name="T105">,<text:s/></text:span><text:span text:style-name="T106">"Bouton back"</text:span><text:span text:style-name="T107">,<text:s/></text:span><text:span text:style-name="T108">Toast</text:span><text:span text:style-name="T109">.</text:span><text:span text:style-name="T110">LENGTH_SHORT</text:span><text:span text:style-name="T111">).show();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éa Garaix</dc:creator>
    <meta:creation-date>2025-02-03T15:28:00Z</meta:creation-date>
    <dc:date>2025-02-17T09:55:00Z</dc:date>
    <meta:template xlink:href="Normal.dotm" xlink:type="simple"/>
    <meta:editing-cycles>8</meta:editing-cycles>
    <meta:editing-duration>PT350460S</meta:editing-duration>
    <meta:document-statistic meta:page-count="2" meta:paragraph-count="5" meta:word-count="446" meta:character-count="2899" meta:row-count="20" meta:non-whitespace-character-count="2458"/>
  </office:meta>
</office:document-meta>
</file>